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03a" officeooo:paragraph-rsid="001af03a"/>
    </style:style>
    <style:style style:name="P2" style:family="paragraph" style:parent-style-name="Standard">
      <style:text-properties officeooo:paragraph-rsid="001af03a"/>
    </style:style>
    <style:style style:name="P3" style:family="paragraph" style:parent-style-name="Standard">
      <style:text-properties fo:color="#579d1c" officeooo:rsid="001af03a" officeooo:paragraph-rsid="001af03a"/>
    </style:style>
    <style:style style:name="P4" style:family="paragraph" style:parent-style-name="Standard">
      <style:text-properties officeooo:rsid="001b25d7" officeooo:paragraph-rsid="001b25d7"/>
    </style:style>
    <style:style style:name="P5" style:family="paragraph" style:parent-style-name="Standard">
      <style:text-properties fo:color="#000000" officeooo:rsid="001b25d7" officeooo:paragraph-rsid="001af03a"/>
    </style:style>
    <style:style style:name="P6" style:family="paragraph" style:parent-style-name="Standard">
      <style:text-properties officeooo:rsid="001b25d7" officeooo:paragraph-rsid="001b25d7"/>
    </style:style>
    <style:style style:name="P7" style:family="paragraph" style:parent-style-name="Standard">
      <style:text-properties officeooo:rsid="001b25d7" officeooo:paragraph-rsid="001c57e9"/>
    </style:style>
    <style:style style:name="P8" style:family="paragraph" style:parent-style-name="Standard">
      <style:text-properties officeooo:paragraph-rsid="001af03a"/>
    </style:style>
    <style:style style:name="P9" style:family="paragraph" style:parent-style-name="Standard">
      <style:text-properties officeooo:rsid="001c57e9" officeooo:paragraph-rsid="001c57e9"/>
    </style:style>
    <style:style style:name="T1" style:family="text">
      <style:text-properties officeooo:rsid="001af03a"/>
    </style:style>
    <style:style style:name="T2" style:family="text">
      <style:text-properties fo:color="#579d1c" fo:font-weight="bold" style:font-weight-asian="bold" style:font-weight-complex="bold"/>
    </style:style>
    <style:style style:name="T3" style:family="text">
      <style:text-properties fo:color="#579d1c" officeooo:rsid="001af03a"/>
    </style:style>
    <style:style style:name="T4" style:family="text">
      <style:text-properties fo:color="#000000" officeooo:rsid="001b25d7"/>
    </style:style>
    <style:style style:name="T5" style:family="text">
      <style:text-properties officeooo:rsid="001c57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compile assets prior to running stage or production servers. Heroku may automatically do this... so disable: <text:span text:style-name="T2">config.serve_static_assets = true</text:span> in environment file</text:p>
      <text:p text:style-name="P2"><text:span text:style-name="T1"><text:tab/>Run on Terminal: </text:span><text:span text:style-name="T3">bundle exec rake assets:precompile RAILS_ENV=stage</text:span></text:p>
      <text:p text:style-name="P2"><text:span text:style-name="T3"><text:tab/></text:span><text:span text:style-name="T4">$ rails server -e development <text:s/>//for development (OR “rails server” since it's default)</text:span></text:p>
      <text:p text:style-name="P5"><text:tab/>$ rails server -e stage<text:tab/><text:tab/>//for stage (production-like settings; must precompile as above)</text:p>
      <text:p text:style-name="P5"><text:tab/>$ rails server -e production<text:tab/>//for production server (must precompile as above)</text:p>
      <text:p text:style-name="P2"/>
      <text:p text:style-name="P9">$ rake assets:clobber<text:tab/><text:tab/>//cleans precompiled assets data</text:p>
      <text:p text:style-name="P4"/>
      <text:p text:style-name="P4">GitHub</text:p>
      <text:p text:style-name="P4"><text:tab/>PULL</text:p>
      <text:p text:style-name="P4"><text:tab/><text:tab/>Create new directory on local machine to store project</text:p>
      <text:p text:style-name="P4"><text:tab/><text:tab/>CD to new folder</text:p>
      <text:p text:style-name="P4"><text:tab/><text:tab/>$ git init<text:tab/>//initialize git in folder</text:p>
      <text:p text:style-name="P4"><text:tab/><text:tab/>$ git remote add origin <text:a xlink:type="simple" xlink:href="https://github.com/CAPE-RT/GOOD-HOPE.git">https://github.com/CAPE-RT/GOOD-HOPE.git</text:a><text:tab/>//add pull location (in this case it would be your personal Forked location, not the above master location... so fork the project first</text:p>
      <text:p text:style-name="P4"><text:tab/><text:tab/>IF Location has changed USE:</text:p>
      <text:p text:style-name="P4"><text:tab/><text:tab/>$ git remote set-url origin <text:a xlink:type="simple" xlink:href="https://github.com/CAPE-RT/Good-Hope.git">https://github.com/CAPE-RT/Good-Hope.git</text:a></text:p>
      <text:p text:style-name="P4"><text:tab/><text:tab/>$ git pull https://github.com/CAPE-RT/GOOD-HOPE.git master<text:tab/><text:tab/>//change location to your local forked repository?</text:p>
      <text:p text:style-name="P4"><text:tab/></text:p>
      <text:p text:style-name="P4"><text:tab/><text:span text:style-name="T5">PUSH</text:span></text:p>
      <text:p text:style-name="P7"><text:tab/><text:tab/><text:span text:style-name="T5">$ git add .<text:tab/>//Use “git add --all” to also push deletions</text:span></text:p>
      <text:p text:style-name="P7"><text:tab/><text:tab/><text:span text:style-name="T5">$ git commit -m 'description text'</text:span></text:p>
      <text:p text:style-name="P7"><text:tab/><text:tab/><text:span text:style-name="T5">$ git push origin master</text:span></text:p>
      <text:p text:style-name="P4"><text:tab/><text:tab/></text:p>
      <text:p text:style-name="P4"><text:tab/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0:16:02.209644291</meta:creation-date>
    <dc:date>2014-10-19T09:54:31.874475106</dc:date>
    <meta:editing-duration>PT2M25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22" meta:word-count="174" meta:character-count="1214" meta:non-whitespace-character-count="1025"/>
  </office:meta>
</office:document-meta>
</file>